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center" draw:textarea-vertical-align="middle"/>
    </style:style>
    <style:style style:name="gr2" style:family="graphic" style:parent-style-name="standard">
      <style:graphic-properties draw:fill-color="#355e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.063cm"/>
    </style:style>
    <style:style style:name="gr5" style:family="graphic" style:parent-style-name="standard">
      <style:graphic-properties draw:fill-color="#0066cc" draw:textarea-vertical-align="middle" draw:auto-grow-height="false" fo:min-height="0.749cm" fo:min-width="0.499cm"/>
    </style:style>
    <style:style style:name="gr6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02cm" svg:stroke-color="#0066cc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ffff00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.051cm" svg:stroke-color="#ffff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248cm" svg:height="1.731cm" svg:x="7.641cm" svg:y="1.836cm">
          <text:p text:style-name="P4"/>
        </draw:rect>
        <draw:rect draw:style-name="gr1" draw:text-style-name="P1" draw:layer="layout" svg:width="0.247cm" svg:height="1.987cm" svg:x="7.642cm" svg:y="4.727cm">
          <text:p text:style-name="P4"/>
        </draw:rect>
        <draw:rect draw:style-name="gr1" draw:text-style-name="P1" draw:layer="layout" svg:width="0.247cm" svg:height="0.748cm" svg:x="7.642cm" svg:y="3.784cm">
          <text:p text:style-name="P4"/>
        </draw:rect>
        <draw:rect draw:style-name="gr2" draw:text-style-name="P1" draw:layer="layout" svg:width="0.503cm" svg:height="4.554cm" svg:x="12.136cm" svg:y="2.029cm">
          <text:p text:style-name="P4"/>
        </draw:rect>
        <draw:frame draw:style-name="gr3" draw:text-style-name="P2" draw:layer="layout" svg:width="0.853cm" svg:height="0.806cm" svg:x="6.982cm" svg:y="2.767cm">
          <draw:text-box>
            <text:p text:style-name="P2"><text:span text:style-name="T1">1</text:span></text:p>
          </draw:text-box>
        </draw:frame>
        <draw:frame draw:style-name="gr4" draw:text-style-name="P2" draw:layer="layout" svg:width="0.858cm" svg:height="0.806cm" svg:x="6.903cm" svg:y="4.579cm">
          <draw:text-box>
            <text:p text:style-name="P2"><text:span text:style-name="T1">2</text:span></text:p>
          </draw:text-box>
        </draw:frame>
        <draw:custom-shape draw:style-name="gr5" draw:text-style-name="P1" draw:layer="layout" svg:width="0.232cm" svg:height="0.232cm" svg:x="4.975cm" svg:y="3.6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5.215cm" svg:y1="3.79cm" svg:x2="6.485cm" svg:y2="3.79cm">
          <text:p text:style-name="P4"/>
        </draw:line>
        <draw:custom-shape draw:style-name="gr5" draw:text-style-name="P1" draw:layer="layout" svg:width="0.232cm" svg:height="0.232cm" svg:x="5.575cm" svg:y="3.1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5.815cm" svg:y1="3.29cm" svg:x2="7.085cm" svg:y2="3.29cm">
          <text:p text:style-name="P4"/>
        </draw:line>
        <draw:custom-shape draw:style-name="gr5" draw:text-style-name="P1" draw:layer="layout" svg:width="0.232cm" svg:height="0.232cm" svg:x="5.475cm" svg:y="4.13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5.715cm" svg:y1="4.23cm" svg:x2="6.985cm" svg:y2="4.23cm">
          <text:p text:style-name="P4"/>
        </draw:line>
        <draw:custom-shape draw:style-name="gr5" draw:text-style-name="P1" draw:layer="layout" svg:width="0.232cm" svg:height="0.232cm" svg:x="5.175cm" svg:y="4.5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5.415cm" svg:y1="4.67cm" svg:x2="6.685cm" svg:y2="4.67cm">
          <text:p text:style-name="P4"/>
        </draw:line>
        <draw:custom-shape draw:style-name="gr5" draw:text-style-name="P1" draw:layer="layout" svg:width="0.232cm" svg:height="0.232cm" svg:x="5.375cm" svg:y="5.0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1" draw:layer="layout" svg:x1="5.615cm" svg:y1="5.17cm" svg:x2="6.885cm" svg:y2="5.17cm">
          <text:p text:style-name="P4"/>
        </draw:line>
        <draw:line draw:style-name="gr7" draw:text-style-name="P1" draw:layer="layout" svg:x1="7.71cm" svg:y1="3.685cm" svg:x2="14.177cm" svg:y2="3.673cm">
          <text:p text:style-name="P4"/>
        </draw:line>
        <draw:line draw:style-name="gr7" draw:text-style-name="P1" draw:layer="layout" svg:x1="7.71cm" svg:y1="4.62cm" svg:x2="14.177cm" svg:y2="4.637cm">
          <text:p text:style-name="P4"/>
        </draw:line>
        <draw:frame draw:style-name="gr8" draw:text-style-name="P3" draw:layer="layout" svg:width="3.304cm" svg:height="0.806cm" draw:transform="rotate (1.56311687808583) translate (3.897cm 5.75cm)">
          <draw:text-box>
            <text:p text:style-name="P3"><text:span text:style-name="T1">Electron gun</text:span></text:p>
          </draw:text-box>
        </draw:frame>
        <draw:path draw:style-name="gr9" draw:text-style-name="P1" draw:layer="layout" svg:width="1.754cm" svg:height="3.858cm" svg:x="12.637cm" svg:y="2.263cm" svg:viewBox="0 0 1755 3859" svg:d="m21 0c71 153 183 333 183 333l194 212 255 211 337 167 357 154 245 135 132 141 21 160-215 205-193 167-11 121 296 199 133 103-41 102-184 193-438 230-368 154-306 218-255 263-91 192-72 199">
          <text:p text:style-name="P4"/>
        </draw:path>
        <draw:g>
          <draw:custom-shape draw:style-name="gr10" draw:text-style-name="P1" draw:layer="layout" svg:width="0.321cm" svg:height="0.321cm" svg:x="8.353cm" svg:y="4.896cm">
            <text:p text:style-name="P4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1" draw:text-style-name="P1" draw:layer="layout" svg:x1="8.09cm" svg:y1="5.064cm" svg:x2="8.35cm" svg:y2="5.064cm">
            <text:p text:style-name="P4"/>
          </draw:line>
          <draw:line draw:style-name="gr11" draw:text-style-name="P1" draw:layer="layout" svg:x1="8.674cm" svg:y1="5.064cm" svg:x2="8.934cm" svg:y2="5.064cm">
            <text:p text:style-name="P4"/>
          </draw:line>
          <draw:line draw:style-name="gr11" draw:text-style-name="P1" draw:layer="layout" svg:x1="8.516cm" svg:y1="4.894cm" svg:x2="8.508cm" svg:y2="4.634cm">
            <text:p text:style-name="P4"/>
          </draw:line>
          <draw:line draw:style-name="gr11" draw:text-style-name="P1" draw:layer="layout" svg:x1="8.516cm" svg:y1="5.486cm" svg:x2="8.508cm" svg:y2="5.226cm">
            <text:p text:style-name="P4"/>
          </draw:line>
          <draw:line draw:style-name="gr11" draw:text-style-name="P1" draw:layer="layout" svg:x1="8.71cm" svg:y1="5.281cm" svg:x2="8.628cm" svg:y2="5.181cm">
            <text:p text:style-name="P4"/>
          </draw:line>
          <draw:line draw:style-name="gr11" draw:text-style-name="P1" draw:layer="layout" svg:x1="8.41cm" svg:y1="4.922cm" svg:x2="8.328cm" svg:y2="4.822cm">
            <text:p text:style-name="P4"/>
          </draw:line>
          <draw:line draw:style-name="gr11" draw:text-style-name="P1" draw:layer="layout" svg:x1="8.718cm" svg:y1="4.841cm" svg:x2="8.636cm" svg:y2="4.941cm">
            <text:p text:style-name="P4"/>
          </draw:line>
          <draw:line draw:style-name="gr11" draw:text-style-name="P1" draw:layer="layout" svg:x1="8.406cm" svg:y1="5.186cm" svg:x2="8.324cm" svg:y2="5.286cm">
            <text:p text:style-name="P4"/>
          </draw:line>
        </draw:g>
        <draw:frame draw:style-name="gr8" draw:text-style-name="P5" draw:layer="layout" svg:width="1.996cm" svg:height="1.361cm" svg:x="7.839cm" svg:y="5.286cm">
          <draw:text-box>
            <text:p text:style-name="P4"><text:span text:style-name="T1">Light</text:span></text:p>
            <text:p text:style-name="P4"><text:span text:style-name="T1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15T20:56:02</meta:creation-date>
    <dc:creator>Jussi Eloranta</dc:creator>
    <dc:date>2007-12-15T21:06:41</dc:date>
    <meta:editing-cycles>3</meta:editing-cycles>
    <meta:editing-duration>PT10M4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